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Тучи заволокли небо.</text:span></text:p>
      <text:p text:style-name="P1"><text:span text:style-name="T1">Мы купили новые книги.</text:span></text:p>
      <text:p text:style-name="P1"><text:span text:style-name="T1">Снег лежал на крыше и на балконе.</text:span></text:p>
      <text:p text:style-name="P2"><text:span text:style-name="T2"/></text:p>
      <text:p text:style-name="P2"><text:span text:style-name="T3">(</text:span><text:span text:style-name="T4">тут нужно в редакторе подчеркнуть всё)</text:span></text:p>
      <text:p text:style-name="P2"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